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28afe" officeooo:paragraph-rsid="00128af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32c9a" officeooo:paragraph-rsid="00132c9a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40pt" fo:font-weight="bold" officeooo:rsid="00128afe" officeooo:paragraph-rsid="00128afe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32pt" fo:font-weight="bold" officeooo:rsid="00128afe" officeooo:paragraph-rsid="00128afe" style:font-size-asian="28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6pt" fo:font-weight="bold" officeooo:rsid="00128afe" officeooo:paragraph-rsid="00128afe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132c9a" officeooo:paragraph-rsid="00132c9a" style:font-size-asian="17.5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3">Gesture Based UI Project Design Document </text:p>
      <text:p text:style-name="P4">by</text:p>
      <text:p text:style-name="P5">Brendan Toolan &amp; Antaine O Cognhaile</text:p>
      <text:p text:style-name="P1"/>
      <text:p text:style-name="P1"/>
      <text:p text:style-name="P6">Table of Content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27:27.130450250</meta:creation-date>
    <dc:date>2020-04-07T17:53:52.001386763</dc:date>
    <meta:editing-duration>PT41S</meta:editing-duration>
    <meta:editing-cycles>1</meta:editing-cycles>
    <meta:document-statistic meta:table-count="0" meta:image-count="0" meta:object-count="0" meta:page-count="2" meta:paragraph-count="4" meta:word-count="16" meta:character-count="96" meta:non-whitespace-character-count="83"/>
    <meta:generator>LibreOffice/6.0.7.3$Linux_X86_64 LibreOffice_project/00m0$Build-3</meta:generator>
  </office:meta>
</office:document-meta>
</file>